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3.995cm"/>
    </style:style>
    <style:style style:name="gr2" style:family="graphic" style:parent-style-name="standard">
      <style:graphic-properties draw:textarea-horizontal-align="justify" draw:textarea-vertical-align="middle" draw:auto-grow-height="false" fo:min-height="2.508cm" fo:min-width="5.382cm"/>
    </style:style>
    <style:style style:name="gr3" style:family="graphic" style:parent-style-name="standard">
      <style:graphic-properties svg:stroke-color="#158466" draw:fill-color="#00a933" draw:textarea-horizontal-align="justify" draw:textarea-vertical-align="middle" draw:auto-grow-height="false" fo:min-height="2.508cm" fo:min-width="5.3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158466" draw:fill-color="#00a933" draw:textarea-horizontal-align="justify" draw:textarea-vertical-align="middle" draw:auto-grow-height="false" fo:min-height="2.508cm" fo:min-width="3.995cm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5cm" svg:height="3.898cm" svg:x="10.63cm" svg:y="1cm">
          <text:p text:style-name="P1">Symmetric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316cm" svg:height="3.898cm" svg:x="16.346cm" svg:y="5.417cm">
          <text:p text:style-name="P1">NonAuthenticated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316cm" svg:height="3.898cm" svg:x="4.181cm" svg:y="5.393cm">
          <text:p text:style-name="P1">Authenticated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961cm" svg:y1="5.363cm" svg:x2="11.528cm" svg:y2="4.347cm">
          <text:p/>
        </draw:line>
        <draw:line draw:style-name="gr4" draw:text-style-name="P3" draw:layer="layout" svg:x1="19.962cm" svg:y1="5.434cm" svg:x2="16.087cm" svg:y2="4.37cm">
          <text:p/>
        </draw:line>
        <draw:custom-shape draw:style-name="gr1" draw:text-style-name="P1" draw:layer="layout" svg:width="6.355cm" svg:height="3.898cm" svg:x="12.614cm" svg:y="10.591cm">
          <text:p text:style-name="P1">Block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355cm" svg:height="3.898cm" svg:x="22.345cm" svg:y="10.567cm">
          <text:p text:style-name="P1">Stream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5.49cm" svg:y1="10.583cm" svg:x2="23.505cm" svg:y2="8.741cm">
          <text:p/>
        </draw:line>
        <draw:line draw:style-name="gr4" draw:text-style-name="P3" draw:layer="layout" svg:x1="15.804cm" svg:y1="10.583cm" svg:x2="17.552cm" svg:y2="8.741cm">
          <text:p/>
        </draw:line>
        <draw:custom-shape draw:style-name="gr5" draw:text-style-name="P2" draw:layer="layout" svg:width="6.355cm" svg:height="3.898cm" svg:x="8.48cm" svg:y="16.102cm">
          <text:p text:style-name="P1">Paded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355cm" svg:height="3.898cm" svg:x="17.457cm" svg:y="16.102cm">
          <text:p text:style-name="P1">NonPaded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646cm" svg:y1="16.111cm" svg:x2="13.536cm" svg:y2="13.962cm">
          <text:p/>
        </draw:line>
        <draw:line draw:style-name="gr4" draw:text-style-name="P3" draw:layer="layout" svg:x1="20.67cm" svg:y1="16.135cm" svg:x2="18.095cm" svg:y2="13.9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52:34.871085932</meta:creation-date>
    <dc:date>2019-01-26T08:05:49.762957002</dc:date>
    <meta:editing-duration>PT13M15S</meta:editing-duration>
    <meta:editing-cycles>4</meta:editing-cycles>
    <meta:generator>LibreOffice/6.1.4.2$Linux_X86_64 LibreOffice_project/edc26d7faf41e406360d34efe1e39fe03035f7b0</meta:generator>
    <meta:document-statistic meta:object-count="13"/>
  </office:meta>
</office:document-meta>
</file>